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the majority of the world, the Scar is simply something to avoid. <text:s/>An inconvenience that messes with long distance teleportation, and little else. <text:s/>This is because the majority of creatures native to the horrific wastes are also stuck there. <text:s/>The energy of the area outside the scar is as harmful to them as the scar is to humanoids.</text:p>
      <text:p text:style-name="Standard"/>
      <text:p text:style-name="Standard">The plains south of the Flintfall Mountains have always been strange. <text:s text:c="2"/>Huge stretches of land possess bizarre neutral aura's, a property that, in ancient times, was perfect for magic experimentation. <text:s text:c="2"/>Modern day, however, it has become a battleground for those who wish to reside here, as the evil creatures of the scar, who have learned they can travel here unhindered.</text:p>
      <text:p text:style-name="Standard"/>
      <text:p text:style-name="Standard">The front line of this battle in the north was taken up by the Witches of the Last Watch Coven, who refused to concede their sacred land and have given up the normal duties of a coven. <text:s/>Instead, devoting themselves purely to defending their cities from outside threats. <text:s text:c="2"/>They have constructed a series of magically warded outposts, which are each manned by 2-3 witches at any given time. <text:s/>Unlike most covens, there is an actual hierarchy in this organization and they are structured more like a military, with specialized roles, than any identifiable coven. <text:s/>The population at Last Watch Coven is varied and still contains some remnants of the normal city it used to be.</text:p>
      <text:p text:style-name="Standard"/>
      <text:p text:style-name="Standard">The southern boarder is defended by the brave halflings of West Berrydew. <text:s/>West Berrydew is not so much a city as it is a military colony of East Berrydew. <text:s/>Full citizens of East Berrydew are all required to join the armed forces for two years upon reaching adulthood, and serve in a rotation in West Berrydew or the fortifications along the scar. <text:s/>While the casualty rate the halflings suffer defending their lands is tremendous, they do their job well, and the greater population of East Berrydew is safe and prosperous. </text:p>
      <text:p text:style-name="Standard"/>
      <text:p text:style-name="Standard">South of West Berrydew exists a bay with a strange population of sea hag. <text:s/>The ancient tale of the land is the Naga spent generations trying to breed compliance into these creatures and it almost worked, but no one really knows. <text:s text:c="2"/>These creatures are neither friendly nor outgoing, but consistently aid the halflings while fighting creatures from the scar along the shoreline. <text:s/>In many cases, the hags have been observed engaging and destroying demons who ventured into their bay.</text:p>
      <text:p text:style-name="Standard"/>
      <text:p text:style-name="Standard">The local coven of witches in East Berrydew consistently work to improve this relationship, and while the sea hags accept the gifts given, no formal relationship has been established.</text:p>
      <text:p text:style-name="Standard"/>
      <text:p text:style-name="Standard">East Berrydew is one of the most prosperous and productive cities in Flintfall's splinter. <text:s/>The city supports over 100k citizens, mostly halflings, sits on a shallow bay filled with fish, and is surrounded by prosperous farmlands. <text:s/>The population is almost entirely retired soldiers who are gifted a house after their service, and because housing is plentiful and food is nearly limitless, the crime rate is impossibly low. There may not be a city on the continent where the people appreciate and celebrate a peaceful life as much as here.</text:p>
      <text:p text:style-name="Standard"/>
      <text:p text:style-name="Standard">If they survived their tour in the army to the west, a long and wonderful life awaits those bor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30T18:45:49.18</meta:creation-date>
    <dc:date>2021-07-31T20:46:08.03</dc:date>
    <meta:editing-duration>PT26M46S</meta:editing-duration>
    <meta:editing-cycles>3</meta:editing-cycles>
    <meta:generator>OpenOffice/4.1.5$Win32 OpenOffice.org_project/415m1$Build-9789</meta:generator>
    <meta:document-statistic meta:table-count="0" meta:image-count="0" meta:object-count="0" meta:page-count="1" meta:paragraph-count="8" meta:word-count="541" meta:character-count="3205"/>
  </office:meta>
</office:document-meta>
</file>